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paragraph-properties fo:margin-top="0.1665in" fo:margin-bottom="0.0835in" style:contextual-spacing="false"/>
      <style:text-properties fo:font-size="6pt" style:font-size-asian="5.25pt" style:font-size-complex="6pt"/>
    </style:style>
    <style:style style:name="P3" style:family="paragraph" style:parent-style-name="Text_20_body">
      <style:paragraph-properties fo:margin-top="0.1665in" fo:margin-bottom="0.083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4" style:family="paragraph" style:parent-style-name="Horizontal_20_Line">
      <style:paragraph-properties fo:margin-top="0.1665in" fo:margin-bottom="0.0835in" style:contextual-spacing="false"/>
      <style:text-properties fo:font-weight="bold" style:font-size-asian="5.25pt" style:font-weight-asian="bold" style:font-weight-complex="bold"/>
    </style:style>
    <style:style style:name="P5" style:family="paragraph" style:parent-style-name="Heading_20_3">
      <style:paragraph-properties fo:margin-top="0.1665in" fo:margin-bottom="0.0835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7" style:family="paragraph" style:parent-style-name="Text_20_body" style:list-style-name="L1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8" style:family="paragraph" style:parent-style-name="Text_20_body" style:list-style-name="L2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9" style:family="paragraph" style:parent-style-name="Text_20_body" style:list-style-name="L2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0" style:family="paragraph" style:parent-style-name="Text_20_body" style:list-style-name="L3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1" style:family="paragraph" style:parent-style-name="Text_20_body" style:list-style-name="L3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2" style:family="paragraph" style:parent-style-name="Text_20_body" style:list-style-name="L4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3" style:family="paragraph" style:parent-style-name="Text_20_body" style:list-style-name="L4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4" style:family="paragraph" style:parent-style-name="Text_20_body" style:list-style-name="L5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5" style:family="paragraph" style:parent-style-name="Text_20_body" style:list-style-name="L5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6" style:family="paragraph" style:parent-style-name="Text_20_body" style:list-style-name="L6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7" style:family="paragraph" style:parent-style-name="Text_20_body" style:list-style-name="L6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8" style:family="paragraph" style:parent-style-name="Text_20_body" style:list-style-name="L7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19" style:family="paragraph" style:parent-style-name="Text_20_body" style:list-style-name="L7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0" style:family="paragraph" style:parent-style-name="Text_20_body" style:list-style-name="L8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1" style:family="paragraph" style:parent-style-name="Text_20_body" style:list-style-name="L8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2" style:family="paragraph" style:parent-style-name="Text_20_body" style:list-style-name="L9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3" style:family="paragraph" style:parent-style-name="Text_20_body" style:list-style-name="L9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4" style:family="paragraph" style:parent-style-name="Text_20_body" style:list-style-name="L10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5" style:family="paragraph" style:parent-style-name="Text_20_body" style:list-style-name="L10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6" style:family="paragraph" style:parent-style-name="Text_20_body" style:list-style-name="L11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7" style:family="paragraph" style:parent-style-name="Text_20_body" style:list-style-name="L12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8" style:family="paragraph" style:parent-style-name="Text_20_body" style:list-style-name="L12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29" style:family="paragraph" style:parent-style-name="Text_20_body" style:list-style-name="L13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0" style:family="paragraph" style:parent-style-name="Text_20_body" style:list-style-name="L13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1" style:family="paragraph" style:parent-style-name="Text_20_body" style:list-style-name="L14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2" style:family="paragraph" style:parent-style-name="Text_20_body" style:list-style-name="L14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3" style:family="paragraph" style:parent-style-name="Text_20_body" style:list-style-name="L15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4" style:family="paragraph" style:parent-style-name="Text_20_body" style:list-style-name="L15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5" style:family="paragraph" style:parent-style-name="Text_20_body" style:list-style-name="L16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6" style:family="paragraph" style:parent-style-name="Text_20_body" style:list-style-name="L16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7" style:family="paragraph" style:parent-style-name="Text_20_body" style:list-style-name="L17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8" style:family="paragraph" style:parent-style-name="Text_20_body" style:list-style-name="L17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39" style:family="paragraph" style:parent-style-name="Text_20_body" style:list-style-name="L18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40" style:family="paragraph" style:parent-style-name="Text_20_body" style:list-style-name="L18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41" style:family="paragraph" style:parent-style-name="Text_20_body" style:list-style-name="L19">
      <style:paragraph-properties fo:margin-top="0.1665in" fo:margin-bottom="0in" style:contextual-spacing="false"/>
      <style:text-properties fo:font-size="6pt" fo:font-weight="bold" style:font-size-asian="5.25pt" style:font-weight-asian="bold" style:font-size-complex="6pt" style:font-weight-complex="bold"/>
    </style:style>
    <style:style style:name="P42" style:family="paragraph" style:parent-style-name="Text_20_body" style:list-style-name="L19">
      <style:paragraph-properties fo:margin-top="0.1665in" fo:margin-bottom="0.1965in" style:contextual-spacing="false"/>
      <style:text-properties fo:font-size="6pt" fo:font-weight="bold" style:font-size-asian="5.25pt" style:font-weight-asian="bold" style:font-size-complex="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sraeli VC Contact List for RoboChef</text:h>
      <text:h text:style-name="P2" text:outline-level="2">Deep Tech, Robotics &amp; AI-Focused Venture Capital Firms</text:h>
      <text:p text:style-name="P3"><text:span text:style-name="Strong_20_Emphasis">Date:</text:span> November 19, 2025<text:line-break/><text:span text:style-name="Strong_20_Emphasis">Purpose:</text:span> Seed round fundraising ($8M)<text:line-break/><text:span text:style-name="Strong_20_Emphasis">Focus:</text:span> Humanoid robotics, AI, platform play</text:p>
      <text:p text:style-name="P4"/>
      <text:h text:style-name="P2" text:outline-level="2">TOP TIER - PRIMARY TARGETS</text:h>
      <text:h text:style-name="P5" text:outline-level="3">1. ALEPH VC</text:h>
      <text:p text:style-name="P3"><text:span text:style-name="Strong_20_Emphasis">Focus:</text:span> Early-stage Israeli tech, platform companies<text:line-break/><text:span text:style-name="Strong_20_Emphasis">Fund Size:</text:span> $850M under management<text:line-break/><text:span text:style-name="Strong_20_Emphasis">Why them:</text:span> Built Lemonade, Melio - understand platform economics</text:p>
      <text:p text:style-name="P3"><text:span text:style-name="Strong_20_Emphasis">Key Partners:</text:span></text:p>
      <text:list text:style-name="L1">
        <text:list-item>
          <text:p text:style-name="P6"><text:span text:style-name="Strong_20_Emphasis">Michael Eisenberg</text:span> - General Partner &amp; Co-Founder </text:p>
          <text:list>
            <text:list-item>
              <text:p text:style-name="P6">Email: m*****@aleph.vc (partial - use general contact below) </text:p>
            </text:list-item>
            <text:list-item>
              <text:p text:style-name="P6">LinkedIn: linkedin.com/in/mieisenberg </text:p>
            </text:list-item>
            <text:list-item>
              <text:p text:style-name="P6">Focus: "Out of the box ideas", platform thinking </text:p>
            </text:list-item>
          </text:list>
        </text:list-item>
        <text:list-item>
          <text:p text:style-name="P6"><text:span text:style-name="Strong_20_Emphasis">Eden Shochat</text:span> - General Partner &amp; Co-Founder </text:p>
        </text:list-item>
        <text:list-item>
          <text:p text:style-name="P6"><text:span text:style-name="Strong_20_Emphasis">Yael Elad</text:span> - General Partner </text:p>
        </text:list-item>
        <text:list-item>
          <text:p text:style-name="P7"><text:span text:style-name="Strong_20_Emphasis">Tomer Diari</text:span> - General Partner </text:p>
        </text:list-item>
      </text:list>
      <text:p text:style-name="P3"><text:span text:style-name="Strong_20_Emphasis">Contact:</text:span></text:p>
      <text:list text:style-name="L2">
        <text:list-item>
          <text:p text:style-name="P8"><text:span text:style-name="Strong_20_Emphasis">General Email:</text:span> Use contact form at aleph.vc </text:p>
        </text:list-item>
        <text:list-item>
          <text:p text:style-name="P8"><text:span text:style-name="Strong_20_Emphasis">Address:</text:span> Montefiore Street 46, Tel Aviv, 6520118, Israel </text:p>
        </text:list-item>
        <text:list-item>
          <text:p text:style-name="P9"><text:span text:style-name="Strong_20_Emphasis">Website:</text:span> www.aleph.vc </text:p>
        </text:list-item>
      </text:list>
      <text:p text:style-name="P3"><text:span text:style-name="Strong_20_Emphasis">Investment Sweet Spot:</text:span> $2.5M typical, $1M-5M range<text:line-break/><text:span text:style-name="Strong_20_Emphasis">Stage:</text:span> Seed, Series A</text:p>
      <text:p text:style-name="P4"/>
      <text:h text:style-name="P5" text:outline-level="3">2. JVP (Jerusalem Venture Partners)</text:h>
      <text:p text:style-name="P3"><text:span text:style-name="Strong_20_Emphasis">Focus:</text:span> Cybersecurity, AI, FinTech, FoodTech, ClimateTech<text:line-break/><text:span text:style-name="Strong_20_Emphasis">Fund Size:</text:span> $1.75B+ raised since 1993<text:line-break/><text:span text:style-name="Strong_20_Emphasis">Why them:</text:span> 30+ years building international category leaders, strong in deep tech</text:p>
      <text:p text:style-name="P3"><text:span text:style-name="Strong_20_Emphasis">Key Partners:</text:span></text:p>
      <text:list text:style-name="L3">
        <text:list-item>
          <text:p text:style-name="P10"><text:span text:style-name="Strong_20_Emphasis">Erel Margalit</text:span> - Founder &amp; Executive Chairman </text:p>
        </text:list-item>
        <text:list-item>
          <text:p text:style-name="P10"><text:span text:style-name="Strong_20_Emphasis">Yoav Tzruya</text:span> - General Partner </text:p>
        </text:list-item>
        <text:list-item>
          <text:p text:style-name="P11"><text:soft-page-break/><text:span text:style-name="Strong_20_Emphasis">Gadi Porat</text:span> - General Partner </text:p>
        </text:list-item>
      </text:list>
      <text:p text:style-name="P3"><text:span text:style-name="Strong_20_Emphasis">Contact:</text:span></text:p>
      <text:list text:style-name="L4">
        <text:list-item>
          <text:p text:style-name="P12"><text:span text:style-name="Strong_20_Emphasis">General Email:</text:span> info@jvpvc.com </text:p>
        </text:list-item>
        <text:list-item>
          <text:p text:style-name="P12"><text:span text:style-name="Strong_20_Emphasis">Phone:</text:span> Check website for current </text:p>
        </text:list-item>
        <text:list-item>
          <text:p text:style-name="P12"><text:span text:style-name="Strong_20_Emphasis">Address:</text:span> 24 Hebron Road, Jerusalem, 93542, Israel </text:p>
        </text:list-item>
        <text:list-item>
          <text:p text:style-name="P12"><text:span text:style-name="Strong_20_Emphasis">Website:</text:span> www.jvpvc.com </text:p>
        </text:list-item>
        <text:list-item>
          <text:p text:style-name="P13"><text:span text:style-name="Strong_20_Emphasis">Also:</text:span> NYC office - International Cyber Center in SoHo </text:p>
        </text:list-item>
      </text:list>
      <text:p text:style-name="P3"><text:span text:style-name="Strong_20_Emphasis">Investment Focus:</text:span> Enterprise Data &amp; AI, Cybersecurity, FinTech, InsurTech, ClimateTech<text:line-break/><text:span text:style-name="Strong_20_Emphasis">Stage:</text:span> Early to late-stage, follow-on investments</text:p>
      <text:p text:style-name="P4"/>
      <text:h text:style-name="P5" text:outline-level="3">3. GROVE VENTURES</text:h>
      <text:p text:style-name="P3"><text:span text:style-name="Strong_20_Emphasis">Focus:</text:span> Deep tech, AI, semiconductors, healthtech, enterprise SaaS<text:line-break/><text:span text:style-name="Strong_20_Emphasis">Fund Size:</text:span> $500M+ under management<text:line-break/><text:span text:style-name="Strong_20_Emphasis">Why them:</text:span> "Deep Future" thesis, hands-on with technical innovation</text:p>
      <text:p text:style-name="P3"><text:span text:style-name="Strong_20_Emphasis">Key Partners:</text:span></text:p>
      <text:list text:style-name="L5">
        <text:list-item>
          <text:p text:style-name="P14"><text:span text:style-name="Strong_20_Emphasis">Dov Moran</text:span> - Co-Founder &amp; Managing Partner (invented USB flash drive) </text:p>
        </text:list-item>
        <text:list-item>
          <text:p text:style-name="P14"><text:span text:style-name="Strong_20_Emphasis">Lotan Levkowitz</text:span> - Co-Founder &amp; General Partner </text:p>
        </text:list-item>
        <text:list-item>
          <text:p text:style-name="P14"><text:span text:style-name="Strong_20_Emphasis">Lior Handelsman</text:span> - Co-Founder &amp; General Partner </text:p>
        </text:list-item>
        <text:list-item>
          <text:p text:style-name="P15"><text:span text:style-name="Strong_20_Emphasis">Renana Ashkenazi</text:span> - General Partner </text:p>
        </text:list-item>
      </text:list>
      <text:p text:style-name="P3"><text:span text:style-name="Strong_20_Emphasis">Contact:</text:span></text:p>
      <text:list text:style-name="L6">
        <text:list-item>
          <text:p text:style-name="P16"><text:span text:style-name="Strong_20_Emphasis">Email:</text:span> contact@grovevc.com </text:p>
        </text:list-item>
        <text:list-item>
          <text:p text:style-name="P16"><text:span text:style-name="Strong_20_Emphasis">Phone:</text:span> +972 3-540-6060 </text:p>
        </text:list-item>
        <text:list-item>
          <text:p text:style-name="P16"><text:span text:style-name="Strong_20_Emphasis">Address:</text:span> Derech Menachem Begin 121, Floor 56, Tel Aviv, Israel </text:p>
        </text:list-item>
        <text:list-item>
          <text:p text:style-name="P17"><text:span text:style-name="Strong_20_Emphasis">Website:</text:span> www.grovevc.com </text:p>
        </text:list-item>
      </text:list>
      <text:p text:style-name="P3"><text:span text:style-name="Strong_20_Emphasis">Investment Range:</text:span> $500K - $5M<text:line-break/><text:span text:style-name="Strong_20_Emphasis">Stage:</text:span> Pre-Seed, Seed, Series A</text:p>
      <text:p text:style-name="P4"/>
      <text:h text:style-name="P2" text:outline-level="2">TIER 2 - STRONG CANDIDATES</text:h>
      <text:h text:style-name="P5" text:outline-level="3">4. PITANGO VC</text:h>
      <text:p text:style-name="P3"><text:span text:style-name="Strong_20_Emphasis">Focus:</text:span> Vertical SaaS, digital health, deep tech, fintech, generative AI<text:line-break/><text:span text:style-name="Strong_20_Emphasis">Fund Size:</text:span> $2.8B+ under management<text:line-break/><text:span text:style-name="Strong_20_Emphasis">Portfolio:</text:span> 250+ companies</text:p>
      <text:p text:style-name="P3"><text:soft-page-break/><text:span text:style-name="Strong_20_Emphasis">Contact:</text:span></text:p>
      <text:list text:style-name="L7">
        <text:list-item>
          <text:p text:style-name="P18"><text:span text:style-name="Strong_20_Emphasis">Address:</text:span> Herzliya, Tel Aviv, Israel </text:p>
        </text:list-item>
        <text:list-item>
          <text:p text:style-name="P18"><text:span text:style-name="Strong_20_Emphasis">Website:</text:span> www.pitango.com </text:p>
        </text:list-item>
        <text:list-item>
          <text:p text:style-name="P19">Find specific partner contacts via website </text:p>
        </text:list-item>
      </text:list>
      <text:p text:style-name="P3"><text:span text:style-name="Strong_20_Emphasis">Stage:</text:span> Seed to Growth</text:p>
      <text:p text:style-name="P4"/>
      <text:h text:style-name="P5" text:outline-level="3">5. VERTEX VENTURES ISRAEL</text:h>
      <text:p text:style-name="P3"><text:span text:style-name="Strong_20_Emphasis">Focus:</text:span> Cybersecurity, cloud infrastructure, e-commerce, big data, robotics, fintech<text:line-break/><text:span text:style-name="Strong_20_Emphasis">Fund Size:</text:span> $1B+ assets under management</text:p>
      <text:p text:style-name="P3"><text:span text:style-name="Strong_20_Emphasis">Contact:</text:span></text:p>
      <text:list text:style-name="L8">
        <text:list-item>
          <text:p text:style-name="P20"><text:span text:style-name="Strong_20_Emphasis">Website:</text:span> www.vertexventures.com </text:p>
        </text:list-item>
        <text:list-item>
          <text:p text:style-name="P21">Based in Herzliya, Israel </text:p>
        </text:list-item>
      </text:list>
      <text:p text:style-name="P3"><text:span text:style-name="Strong_20_Emphasis">Stage:</text:span> Seed, Series A, Series B</text:p>
      <text:p text:style-name="P4"/>
      <text:h text:style-name="P5" text:outline-level="3">6. VIOLA VENTURES</text:h>
      <text:p text:style-name="P3"><text:span text:style-name="Strong_20_Emphasis">Focus:</text:span> FinTech, Enterprise, Frontier &amp; Deep Tech (automotive, IoT, AR/VR, drones), Robotics, AgTech</text:p>
      <text:p text:style-name="P3"><text:span text:style-name="Strong_20_Emphasis">Contact:</text:span></text:p>
      <text:list text:style-name="L9">
        <text:list-item>
          <text:p text:style-name="P22"><text:span text:style-name="Strong_20_Emphasis">Website:</text:span> www.violagroup.com </text:p>
        </text:list-item>
        <text:list-item>
          <text:p text:style-name="P23">Based in Herzliya, Israel </text:p>
        </text:list-item>
      </text:list>
      <text:p text:style-name="P3"><text:span text:style-name="Strong_20_Emphasis">Stage:</text:span> Early-stage</text:p>
      <text:p text:style-name="P4"/>
      <text:h text:style-name="P5" text:outline-level="3">7. MANIV MOBILITY</text:h>
      <text:p text:style-name="P3"><text:span text:style-name="Strong_20_Emphasis">Focus:</text:span> Mobility startups, robotics, computer vision<text:line-break/><text:span text:style-name="Strong_20_Emphasis">Why them:</text:span> Niche focus on robotics and mobility - perfect fit</text:p>
      <text:p text:style-name="P3"><text:span text:style-name="Strong_20_Emphasis">Contact:</text:span></text:p>
      <text:list text:style-name="L10">
        <text:list-item>
          <text:p text:style-name="P24"><text:span text:style-name="Strong_20_Emphasis">Offices:</text:span> Tel Aviv &amp; New York City </text:p>
        </text:list-item>
        <text:list-item>
          <text:p text:style-name="P25"><text:span text:style-name="Strong_20_Emphasis">Website:</text:span> Find via search for current contact </text:p>
        </text:list-item>
      </text:list>
      <text:p text:style-name="P3"><text:span text:style-name="Strong_20_Emphasis">Stage:</text:span> Early to mid-stage</text:p>
      <text:p text:style-name="P4"><text:soft-page-break/></text:p>
      <text:h text:style-name="P5" text:outline-level="3">8. ELRON VENTURES</text:h>
      <text:p text:style-name="P3"><text:span text:style-name="Strong_20_Emphasis">Focus:</text:span> Deep tech, cybersecurity, defense-tech<text:line-break/><text:span text:style-name="Strong_20_Emphasis">Fund Size:</text:span> $255M<text:line-break/><text:span text:style-name="Strong_20_Emphasis">Why them:</text:span> Partnership with Rafael (defense), Wonder Robotics in portfolio</text:p>
      <text:p text:style-name="P3"><text:span text:style-name="Strong_20_Emphasis">Key Person:</text:span></text:p>
      <text:list text:style-name="L11">
        <text:list-item>
          <text:p text:style-name="P26"><text:span text:style-name="Strong_20_Emphasis">Lisya Bahar Manoah</text:span> - Chairperson </text:p>
        </text:list-item>
      </text:list>
      <text:p text:style-name="P3"><text:span text:style-name="Strong_20_Emphasis">Contact:</text:span></text:p>
      <text:list text:style-name="L12">
        <text:list-item>
          <text:p text:style-name="P27"><text:span text:style-name="Strong_20_Emphasis">Website:</text:span> Find current contact info </text:p>
        </text:list-item>
        <text:list-item>
          <text:p text:style-name="P28">Partnership with Rafael Development Corporation (military angle) </text:p>
        </text:list-item>
      </text:list>
      <text:p text:style-name="P4"/>
      <text:h text:style-name="P2" text:outline-level="2">TIER 3 - ADDITIONAL OPTIONS</text:h>
      <text:h text:style-name="P5" text:outline-level="3">9. GLILOT CAPITAL PARTNERS</text:h>
      <text:p text:style-name="P3"><text:span text:style-name="Strong_20_Emphasis">Focus:</text:span> Cyber, DevOps, Enterprise Software<text:line-break/><text:span text:style-name="Strong_20_Emphasis">Track Record:</text:span> 12 exits in under 10 years</text:p>
      <text:p text:style-name="P3"><text:span text:style-name="Strong_20_Emphasis">Website:</text:span> www.glilotcapital.com</text:p>
      <text:p text:style-name="P4"/>
      <text:h text:style-name="P5" text:outline-level="3">10. STAGEONE VENTURES</text:h>
      <text:p text:style-name="P3"><text:span text:style-name="Strong_20_Emphasis">Focus:</text:span> Enterprise tech, cloud computing, software infrastructure<text:line-break/><text:span text:style-name="Strong_20_Emphasis">Fund Size:</text:span> $500M+ AUM</text:p>
      <text:p text:style-name="P4"/>
      <text:h text:style-name="P5" text:outline-level="3">11. GIZA VENTURE CAPITAL</text:h>
      <text:p text:style-name="P3"><text:span text:style-name="Strong_20_Emphasis">Founded:</text:span> 1992<text:line-break/><text:span text:style-name="Strong_20_Emphasis">Track Record:</text:span> 40+ successful exits from 100+ startups</text:p>
      <text:p text:style-name="P4"/>
      <text:h text:style-name="P5" text:outline-level="3">12. GEMINI ISRAEL VENTURES</text:h>
      <text:p text:style-name="P3"><text:span text:style-name="Strong_20_Emphasis">Founded:</text:span> 1993<text:line-break/><text:span text:style-name="Strong_20_Emphasis">Focus:</text:span> Enterprise software, digital media, mobile<text:line-break/><text:span text:style-name="Strong_20_Emphasis">Fund:</text:span> Gemini V - $150M</text:p>
      <text:p text:style-name="P4"/>
      <text:h text:style-name="P5" text:outline-level="3"><text:soft-page-break/>13. TERRA VENTURE PARTNERS</text:h>
      <text:p text:style-name="P3"><text:span text:style-name="Strong_20_Emphasis">Focus:</text:span> Early-stage, breakthrough companies<text:line-break/><text:span text:style-name="Strong_20_Emphasis">Based:</text:span> Jerusalem</text:p>
      <text:p text:style-name="P4"/>
      <text:h text:style-name="P5" text:outline-level="3">14. MIZMAA VENTURES</text:h>
      <text:p text:style-name="P3"><text:span text:style-name="Strong_20_Emphasis">Founded:</text:span> 2016<text:line-break/><text:span text:style-name="Strong_20_Emphasis">Focus:</text:span> Deep technology (AI, automation, mobility, cybersecurity, fintech)<text:line-break/><text:span text:style-name="Strong_20_Emphasis">Stage:</text:span> Pre-Seed to Series A</text:p>
      <text:p text:style-name="P4"/>
      <text:h text:style-name="P5" text:outline-level="3">15. AMITI VENTURES</text:h>
      <text:p text:style-name="P3"><text:span text:style-name="Strong_20_Emphasis">Founded:</text:span> 2010<text:line-break/><text:span text:style-name="Strong_20_Emphasis">Focus:</text:span> Semiconductors, cybersecurity, IoT, VR/AR, AI, deep learning</text:p>
      <text:p text:style-name="P4"/>
      <text:h text:style-name="P2" text:outline-level="2">OUTREACH STRATEGY</text:h>
      <text:h text:style-name="P5" text:outline-level="3">Priority Order:</text:h>
      <text:list text:style-name="L13">
        <text:list-item>
          <text:p text:style-name="P29"><text:span text:style-name="Strong_20_Emphasis">Aleph</text:span> - Platform thinking, perfect fit </text:p>
        </text:list-item>
        <text:list-item>
          <text:p text:style-name="P29"><text:span text:style-name="Strong_20_Emphasis">JVP</text:span> - Deep tech, international scaling </text:p>
        </text:list-item>
        <text:list-item>
          <text:p text:style-name="P29"><text:span text:style-name="Strong_20_Emphasis">Grove</text:span> - Deep Future thesis, robotics interest </text:p>
        </text:list-item>
        <text:list-item>
          <text:p text:style-name="P29"><text:span text:style-name="Strong_20_Emphasis">Maniv</text:span> - Robotics specialization </text:p>
        </text:list-item>
        <text:list-item>
          <text:p text:style-name="P30"><text:span text:style-name="Strong_20_Emphasis">Elron</text:span> - Defense/military angle </text:p>
        </text:list-item>
      </text:list>
      <text:h text:style-name="P5" text:outline-level="3">Email Approach:</text:h>
      <text:list text:style-name="L14">
        <text:list-item>
          <text:p text:style-name="P31"><text:span text:style-name="Strong_20_Emphasis">Subject Line:</text:span> "Israel's Taiwan Moment - The AI-Humanoid Opportunity" </text:p>
        </text:list-item>
        <text:list-item>
          <text:p text:style-name="P31"><text:span text:style-name="Strong_20_Emphasis">Attach:</text:span> Executive Summary (Israeli Version) </text:p>
        </text:list-item>
        <text:list-item>
          <text:p text:style-name="P31"><text:span text:style-name="Strong_20_Emphasis">Body:</text:span> Use the Israeli VC email we created </text:p>
        </text:list-item>
        <text:list-item>
          <text:p text:style-name="P32"><text:span text:style-name="Strong_20_Emphasis">Follow-up:</text:span> 5-7 days if no response </text:p>
        </text:list-item>
      </text:list>
      <text:h text:style-name="P5" text:outline-level="3">Key Messages to Emphasize:</text:h>
      <text:p text:style-name="P3">✅ Taiwan parallel - small nation, tech dominance<text:line-break/>✅ Military urgency - tunnel warfare, save Israeli lives<text:line-break/>✅ Three-tier hardware strategy<text:line-break/>✅ Brain drain reversal - AI-Humanoid Institute<text:line-break/>✅ Proof of execution - AIMn system (403% returns)<text:line-break/>✅ Platform economics - OS &gt; hardware</text:p>
      <text:p text:style-name="P4"/>
      <text:h text:style-name="P2" text:outline-level="2"><text:soft-page-break/>ADDITIONAL CONTACTS TO RESEARCH</text:h>
      <text:p text:style-name="P3">For firms without complete contact info above, use:</text:p>
      <text:list text:style-name="L15">
        <text:list-item>
          <text:p text:style-name="P33"><text:span text:style-name="Strong_20_Emphasis">LinkedIn:</text:span> Search for partners by name + firm </text:p>
        </text:list-item>
        <text:list-item>
          <text:p text:style-name="P33"><text:span text:style-name="Strong_20_Emphasis">Crunchbase:</text:span> Often lists partner emails </text:p>
        </text:list-item>
        <text:list-item>
          <text:p text:style-name="P33"><text:span text:style-name="Strong_20_Emphasis">Company websites:</text:span> Most have "Contact" or "For Entrepreneurs" pages </text:p>
        </text:list-item>
        <text:list-item>
          <text:p text:style-name="P34"><text:span text:style-name="Strong_20_Emphasis">AngelList/Signal:</text:span> Investor databases with contact info </text:p>
        </text:list-item>
      </text:list>
      <text:p text:style-name="P4"/>
      <text:h text:style-name="P2" text:outline-level="2">NOTES</text:h>
      <text:p text:style-name="P3"><text:span text:style-name="Strong_20_Emphasis">Israeli VC Ecosystem Insights:</text:span></text:p>
      <text:list text:style-name="L16">
        <text:list-item>
          <text:p text:style-name="P35">Israeli VCs value national strategic importance alongside ROI </text:p>
        </text:list-item>
        <text:list-item>
          <text:p text:style-name="P35">Many have strong ties to Unit 8200 and IDF technology units </text:p>
        </text:list-item>
        <text:list-item>
          <text:p text:style-name="P35">Military/defense applications resonate strongly </text:p>
        </text:list-item>
        <text:list-item>
          <text:p text:style-name="P35">They understand platform economics (Mobileye, Waze, etc.) </text:p>
        </text:list-item>
        <text:list-item>
          <text:p text:style-name="P36">Emphasis on "making Israel a tech leader" works well </text:p>
        </text:list-item>
      </text:list>
      <text:p text:style-name="P3"><text:span text:style-name="Strong_20_Emphasis">Best Practices:</text:span></text:p>
      <text:list text:style-name="L17">
        <text:list-item>
          <text:p text:style-name="P37">Mention proof of execution first (AIMn system) </text:p>
        </text:list-item>
        <text:list-item>
          <text:p text:style-name="P37">Lead with strategic national importance </text:p>
        </text:list-item>
        <text:list-item>
          <text:p text:style-name="P37">Be transparent about your role (visionary, not operator) </text:p>
        </text:list-item>
        <text:list-item>
          <text:p text:style-name="P37">Email-based discussion preference is normal in Israel </text:p>
        </text:list-item>
        <text:list-item>
          <text:p text:style-name="P38">VCs expect founders to know their portfolio companies </text:p>
        </text:list-item>
      </text:list>
      <text:p text:style-name="P4"/>
      <text:h text:style-name="P2" text:outline-level="2">READY TO SEND</text:h>
      <text:p text:style-name="P3">You now have:</text:p>
      <text:list text:style-name="L18">
        <text:list-item>
          <text:p text:style-name="P39">✅ Israeli VC email (ready to customize per firm) </text:p>
        </text:list-item>
        <text:list-item>
          <text:p text:style-name="P39">✅ Executive Summary (Israeli version) </text:p>
        </text:list-item>
        <text:list-item>
          <text:p text:style-name="P39">✅ RoboChef Story (Israeli version) </text:p>
        </text:list-item>
        <text:list-item>
          <text:p text:style-name="P40">✅ Contact list for 15 Israeli VCs </text:p>
        </text:list-item>
      </text:list>
      <text:p text:style-name="P3"><text:span text:style-name="Strong_20_Emphasis">Next Step:</text:span> Customize the email slightly for each VC based on their portfolio focus, then send!</text:p>
      <text:p text:style-name="P4"/>
      <text:p text:style-name="P3"><text:soft-page-break/><text:span text:style-name="Strong_20_Emphasis">Contact Information Disclaimer:</text:span><text:line-break/>Some emails are partial/general contact forms. For specific partner emails, you may need to:</text:p>
      <text:list text:style-name="L19">
        <text:list-item>
          <text:p text:style-name="P41">Use LinkedIn to connect and message </text:p>
        </text:list-item>
        <text:list-item>
          <text:p text:style-name="P41">Use company contact forms </text:p>
        </text:list-item>
        <text:list-item>
          <text:p text:style-name="P41">Call general numbers and ask for specific partners </text:p>
        </text:list-item>
        <text:list-item>
          <text:p text:style-name="P42">Reference their portfolio companies in your pitch </text:p>
        </text:list-item>
      </text:list>
      <text:h text:style-name="P1" text:outline-level="1"><text:s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0:16:48.395376700</meta:creation-date>
    <dc:date>2025-11-22T21:22:59.666897300</dc:date>
    <meta:editing-duration>P2DT23H52M41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7" meta:paragraph-count="140" meta:word-count="986" meta:character-count="6474" meta:non-whitespace-character-count="5626"/>
  </office:meta>
</office:document-meta>
</file>